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T6" style:parent-style-name="DefaultParagraphFont" style:family="text">
      <style:text-properties style:text-position="super 63.6%"/>
    </style:style>
    <style:style style:name="T7" style:parent-style-name="DefaultParagraphFont" style:family="text">
      <style:text-properties style:text-position="super 63.6%"/>
    </style:style>
    <style:style style:name="T8" style:parent-style-name="DefaultParagraphFont" style:family="text">
      <style:text-properties style:text-position="super 63.6%"/>
    </style:style>
    <style:style style:name="P9" style:parent-style-name="Normal" style:family="paragraph">
      <style:paragraph-properties fo:break-before="page"/>
      <style:text-properties fo:hyphenate="true"/>
    </style:style>
  </office:automatic-styles>
  <office:body>
    <office:text text:use-soft-page-breaks="true">
      <text:h text:style-name="P1" text:outline-level="1">Assembly Tutorial, Lesson 3: Data in Motion</text:h>
      <text:p text:style-name="Normal">[Title Slide]</text:p>
      <text:p text:style-name="Normal">Hi, there! This is Matt Heffernan. Welcome back to my channel. This is the third episode of my tutorial series on Z80<text:s/>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text:s/>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text:s/>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 b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text:s/>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text:s/>with hardware ports to interact with input/output devices. We’ll get into how this works in detail in a later episode, but for now it’s good to be aware that data is coming into the system often through one of these hardware ports, most often by using the<text:s/>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soft-page-break/>
      <text:p text:style-name="P2">[slide 6: LD #1]</text:p>
      <text:p text:style-name="Normal">Let’s get back to that Load instruction. We’ve seen how the operands work, and all of<text:s/>the addressing modes supported by each of them adds up to a staggering 181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text:s/>of the index registers.</text:p>
      <text:p text:style-name="Normal">You can load immediate values into most registers, with 8-bit values getting loaded directly into everything except I and R, which both require you to load the value into A first. That’s not a big deal, as programs rarely need to do<text:s/>that more than once. Extended immediate loads are supported to get 16-bit values into all of the 16-bit registers, except the program counter. Of course, you load a value into the program counter by doing a Jump, so it doesn’t need to be done with a load<text:s/>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text:s/>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text:s/>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text:s/>a byte into A, B, C, D, E, and even H and L. Going the other way, you can write the value in A to the addresses in BC or DE. If your destination is the address in HL, you can load the values from registers A, B, C, D, E, and yet again H and L, just in case<text:s/>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soft-page-break/>
      <text:p text:style-name="P3">[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 of exchange instructions, and now we’ll see exactly what happens.</text:p>
      <text:p text:style-name="Normal">First, we load A with the value 42, so that’s the only register that has a known value at that point. Then we do an AF exchange, which puts the<text:s/>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 they switch values, with 42 back in the main A and 57 now in the alternate A.</text:p>
      <text:p text:style-name="Normal">Next we load up BC, DE and HL with 6502, 768, and 22,528, respectively. 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p>
      <text:p text:style-name="Normal">[slide 15 – LDI]</text:p>
      <text:p text:style-name="Normal">Regular Load instructions may not be able to copy one memory value to another directly, but there are other instructions that do that, and they help make it easy to move data around memory with very little code. 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text:s/>could just keep executing LDI and then checking BC to get down to zero. But if that’s all your loop needs to do, then you can just use… wait for it...</text:p>
      <text:soft-page-break/>
      <text:p text:style-name="P4">[slide 16 – LDIR]</text:p>
      <text:p text:style-name="Normal">LDIR, or Load-Increment-Repeat. 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text:s/>lot of functionality into a single two-byte opcode, and does its task as quickly as possible.</text:p>
      <text:p text:style-name="Normal">[slide 17 – copying data block]</text:p>
      <text:p text:style-name="Normal">Here we can see the code required to copy a block of data, in this case implementing double-buffered graphics. We set up an alternate screen memory at hex E000, which we could render graphics in before it becomes visible in the actual screen memory at hex 4000. So, once we are done rendering, we can just copy the whole block with these four instructions. We load BC with the block size, which is 6,912 bytes to include both the bitmap and the color attributes. We put the destination address in DE and then the source address in HL. Then we just do an LDIR and after a mere 145,147 T-states (or 41.47ms at 3.5 MHz), we can move on to the next instruction. Of course, with a 50 Hz PAL display, that means we can’t do this every frame, as just over 2 frames would go by in that time. So once we get into graphics in this series, we’ll look into some other strategies.</text:p>
      <text:p text:style-name="Normal">[slide 18 – LDD]</text:p>
      <text:p text:style-name="Normal">If you want<text:s/>to copy data in memory going in a backwards direction, you can do this with LDD, or Load-Decrement. In this instruction, DE and HL are decremented instead of incremented, so you’ll want to pre-load them with the highest addresses you want to copy between.<text:s/>BC is still decremented, too, so you can use that in the same was as with LDI. And of course, if your copy loop doesn’t need to do anything else, the Z80 still has you covered.</text:p>
      <text:p text:style-name="Normal">[slide 19 – LDDR]</text:p>
      <text:p text:style-name="Normal">LDDR, or Load-Decrement-Repeat, will do that backwards copy loop in a single instruction. It takes exactly as long as an LDIR instruction copying the same data, but depending on how your program and data model are structured, this may be a better option requiring less code to setup.</text:p>
      <text:p text:style-name="Normal">[slide 20 – copying backwards]</text:p>
      <text:p text:style-name="Normal">Here we see another approach to doing that same 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Normal">[slide 21 – Example program]</text:p>
      <text:p text:style-name="Normal">For our example program, we’re going to use all of these instructions to create<text:s/>some data and move it around. It won’t be a very useful program, but it should help you see what happens when all of<text:s/>these instructions are working to produce this colorful pattern you see here.</text:p>
      <text:p text:style-name="P5"/>
      <text:soft-page-break/>
      <text:p text:style-name="Normal">[cut to Atom – zoomed to 25 lines]</text:p>
      <text:p text:style-name="Normal">We start again with the DEVICE macro saying that we’re targeting a 48k Spectrum, then an org statement that will make our code start at hex 8000.<text:s/>We start by loading a bit pattern of binary 11001100<text:s/>into the accumulator, which will give us a two-pixel wide stripe pattern when written to the screen bitmap memory. To do this, we put the starting address of the bitmap, hex 4000, into DE then load that pattern to that address, which will put it in the first 8 pixels on the top row of the display. We exchange DE and HL so that HL now has that address, and we load up DE now with the next address, hex 4001. Then we load BC with hex 200, which is the number of bytes in 16 rows of pixels.</text:p>
      <text:p text:style-name="Normal">Next we have a label for the start of a loop to fill in 16 rows of the bitmap. With DE one byte ahead of HL, this will mean that the bitmap value we already loaded into the first byte will be copied to the following bytes of memory with each LDI instruction, which then increments HL and DE, so HL will always be pointing to the last value copied.<text:s/>Rather than doing an LDIR, we follow the LDI with a load of B into A, and then a bitwise OR with the value in C. If BC was zero, then the Z bit should be set after the OR instruction. So if Z is not set, we jump back to the top of loop. Once BC gets down to zero, we know that all 16 rows have been filled in with the same value, and we fall out of the loop. Now this doesn’t mean that the first 16 rows on the display now have this bit pattern in them. The way that the Spectrum screen memory works, the first 8 rows in the address space are actually 8 pixels apart, and then we go back up to the second row of pixels, and start filling in every 8 rows from there. This will effectively give us 2x2 pixel squares on the first two lines of the display, and then continuing on at the 9<text:span text:style-name="T6">th</text:span><text:s/>and 10<text:span text:style-name="T7">th</text:span><text:s/>rows, et cetera, until we have 8 rows of squares with 6-pixel gaps between them. We’ll get into how this works in detail in a later episode, so for now just understand that this isn’t a traditional bitmap layout. That’s ok, because it doesn’t really matter when we’re just concerned about placing a pattern in memory. Putting it in screen memory just gives us an immediate visualization of that data pattern.</text:p>
      <text:p text:style-name="Normal">Anyway, once we’re out of the loop, HL is now pointing to the last byte that was written, which is actually the beginning of the 17<text:span text:style-name="T8">th</text:span><text:s/>pixel row in memory (or the third row on the screen, however you want to look at it). Now, we want to shift that pattern to the right, making the pattern centered in each byte, a nice symmetrical binary 01100110. We can make that change right in memory by doing a logical shift right instruction with the register indirect mode on the address in HL. We load up BC with hex 200 again and this time just do an LDIR. This will write out another 16 rows of pixels, this time with the new, symmetrical pattern. Those little squares we had before will now have more squares underneath them, just shifted to the right by a pixel, effectively making little backslashes that are 4 pixels high in 8 rows with 4-pixel gaps between them.</text:p>
      <text:p text:style-name="Normal"/>
      <text:p text:style-name="Normal"/>
      <text:p text:style-name="P9"/>
      <text:p text:style-name="Normal">[start loading patreon.sna]</text:p>
      <text:p text:style-name="Normal">Please subscribe to my channel and click<text:s/>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6-23T21:31:00Z</dc:date>
    <meta:template xlink:href="Normal.dotm" xlink:type="simple"/>
    <meta:editing-cycles>23</meta:editing-cycles>
    <meta:editing-duration>PT16800S</meta:editing-duration>
    <meta:document-statistic meta:page-count="6" meta:paragraph-count="33" meta:word-count="2505" meta:character-count="16751" meta:row-count="118" meta:non-whitespace-character-count="14279"/>
  </office:meta>
</office:document-meta>
</file>